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6.69236in" svg:height="3.53403in" style:rel-width="scale" style:rel-height="scale"><draw:image xlink:href="media/image1.png" xlink:type="simple" xlink:show="embed" xlink:actuate="onLoad"/><svg:title/><svg:desc>Изображение выглядит как текст, снимок экрана, программное обеспечение, Значок на компьютере

Автоматически созданное описание</svg:desc></draw:frame><draw:frame draw:style-name="a1" draw:name="Рисунок 4" text:anchor-type="as-char" svg:x="0in" svg:y="0in" svg:width="6.69236in" svg:height="3.98889in" style:rel-width="scale" style:rel-height="scale"><draw:image xlink:href="media/image2.png" xlink:type="simple" xlink:show="embed" xlink:actuate="onLoad"/><svg:title/><svg:desc>Изображение выглядит как текст, снимок экрана, программное обеспечение, веб-страница

Автоматически созданное описание</svg:desc></draw:frame><text:soft-page-break/><draw:frame draw:style-name="a2" draw:name="Рисунок 5" text:anchor-type="as-char" svg:x="0in" svg:y="0in" svg:width="6.69236in" svg:height="4.27153in" style:rel-width="scale" style:rel-height="scale"><draw:image xlink:href="media/image3.png" xlink:type="simple" xlink:show="embed" xlink:actuate="onLoad"/><svg:title/><svg:desc>Изображение выглядит как текст, электроника, снимок экрана, программное обеспечение

Автоматически созданное описание</svg:desc></draw:frame></text:p>
      <text:p text:style-name="Standard"><draw:frame draw:style-name="a3" draw:name="Рисунок 8" text:anchor-type="as-char" svg:x="0in" svg:y="0in" svg:width="6.69236in" svg:height="3.69097in" style:rel-width="scale" style:rel-height="scale"><draw:image xlink:href="media/image4.png" xlink:type="simple" xlink:show="embed" xlink:actuate="onLoad"/><svg:title/><svg:desc>Изображение выглядит как текст, снимок экрана, программное обеспечение, Значок на компьютере

Автоматически созданное описание</svg:desc></draw:frame><text:soft-page-break/><draw:frame draw:style-name="a4" draw:name="Рисунок 7" text:anchor-type="as-char" svg:x="0in" svg:y="0in" svg:width="6.69236in" svg:height="4.29722in" style:rel-width="scale" style:rel-height="scale"><draw:image xlink:href="media/image5.png" xlink:type="simple" xlink:show="embed" xlink:actuate="onLoad"/><svg:title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Standard"><draw:frame draw:style-name="a5" draw:name="Рисунок 10" text:anchor-type="as-char" svg:x="0in" svg:y="0in" svg:width="6.69236in" svg:height="3.45556in" style:rel-width="scale" style:rel-height="scale"><draw:image xlink:href="media/image6.png" xlink:type="simple" xlink:show="embed" xlink:actuate="onLoad"/><svg:title/><svg:desc>Изображение выглядит как текст, снимок экрана, программное обеспечение, веб-страница

Автоматически созданное описание</svg:desc></draw:frame></text:p>
      <text:soft-page-break/>
      <text:p text:style-name="Standard"><draw:frame draw:style-name="a6" draw:name="Рисунок 11" text:anchor-type="as-char" svg:x="0in" svg:y="0in" svg:width="6.69236in" svg:height="3.18889in" style:rel-width="scale" style:rel-height="scale"><draw:image xlink:href="media/image7.png" xlink:type="simple" xlink:show="embed" xlink:actuate="onLoad"/><svg:title/><svg:desc>Изображение выглядит как текст, снимок экрана, программное обеспечение, веб-страница

Автоматически созданное описание</svg:desc></draw:frame></text:p>
      <text:p text:style-name="Standard"><draw:frame draw:style-name="a7" draw:name="Рисунок 12" text:anchor-type="as-char" svg:x="0in" svg:y="0in" svg:width="6.69236in" svg:height="3.56528in" style:rel-width="scale" style:rel-height="scale"><draw:image xlink:href="media/image8.png" xlink:type="simple" xlink:show="embed" xlink:actuate="onLoad"/><svg:title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soft-page-break/>
      <text:p text:style-name="Standard"><draw:frame draw:style-name="a8" draw:name="Рисунок 13" text:anchor-type="as-char" svg:x="0in" svg:y="0in" svg:width="6.69236in" svg:height="3.58611in" style:rel-width="scale" style:rel-height="scale"><draw:image xlink:href="media/image9.png" xlink:type="simple" xlink:show="embed" xlink:actuate="onLoad"/><svg:title/><svg:desc>Изображение выглядит как текст, снимок экрана, программное обеспечение, веб-страница

Автоматически созданное описание</svg:desc></draw:frame></text:p>
      <text:p text:style-name="Standard"><draw:frame draw:style-name="a9" draw:name="Рисунок 14" text:anchor-type="as-char" svg:x="0in" svg:y="0in" svg:width="6.69236in" svg:height="3.72778in" style:rel-width="scale" style:rel-height="scale"><draw:image xlink:href="media/image10.png" xlink:type="simple" xlink:show="embed" xlink:actuate="onLoad"/><svg:title/><svg:desc>Изображение выглядит как текст, снимок экрана, программное обеспечение, веб-страница

Автоматически созданное описание</svg:desc></draw:frame></text:p>
      <text:soft-page-break/>
      <text:p text:style-name="Standard"><draw:frame draw:style-name="a10" draw:name="Рисунок 15" text:anchor-type="as-char" svg:x="0in" svg:y="0in" svg:width="6.69236in" svg:height="3.58611in" style:rel-width="scale" style:rel-height="scale"><draw:image xlink:href="media/image11.png" xlink:type="simple" xlink:show="embed" xlink:actuate="onLoad"/><svg:title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Standard"><draw:frame draw:style-name="a11" draw:name="Рисунок 16" text:anchor-type="as-char" svg:x="0in" svg:y="0in" svg:width="6.69236in" svg:height="3.82708in" style:rel-width="scale" style:rel-height="scale"><draw:image xlink:href="media/image12.png" xlink:type="simple" xlink:show="embed" xlink:actuate="onLoad"/><svg:title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soft-page-break/>
      <text:p text:style-name="Standard"><draw:frame draw:style-name="a12" draw:name="Рисунок 17" text:anchor-type="as-char" svg:x="0in" svg:y="0in" svg:width="6.69236in" svg:height="3.41944in" style:rel-width="scale" style:rel-height="scale"><draw:image xlink:href="media/image13.png" xlink:type="simple" xlink:show="embed" xlink:actuate="onLoad"/><svg:title/><svg:desc>Изображение выглядит как текст, снимок экрана, программное обеспечение, веб-страница

Автоматически созданное описание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Ганина Ульяна Васильевна</dc:creator>
    <meta:creation-date>2009-04-16T11:32:00Z</meta:creation-date>
    <dc:date>2024-12-19T11:34:00Z</dc:date>
    <meta:template xlink:href="Normal.dotm" xlink:type="simple"/>
    <meta:editing-cycles>4</meta:editing-cycles>
    <meta:editing-duration>PT1800S</meta:editing-duration>
    <meta:user-defined meta:name="Info 1"/>
    <meta:user-defined meta:name="Info 2"/>
    <meta:user-defined meta:name="Info 3"/>
    <meta:user-defined meta:name="Info 4"/>
    <meta:document-statistic meta:page-count="7" meta:paragraph-count="1" meta:word-count="3" meta:character-count="22" meta:row-count="1" meta:non-whitespace-character-count="20"/>
  </office:meta>
</office:document-meta>
</file>